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observableId</text:p>
          </table:table-cell>
          <table:table-cell office:value-type="string" table:style-name="ce1">
            <text:p>observableFormu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fh_count</text:p>
          </table:table-cell>
          <table:table-cell office:value-type="string" table:style-name="ce1">
            <text:p>Tfh+Tfh_mem+gcTf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1_count</text:p>
          </table:table-cell>
          <table:table-cell office:value-type="string" table:style-name="ce1">
            <text:p>Th1+Th1noIL2+Th1_mem+Tr1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Philipp</dc:creator>
    <meta:creation-date>2020-06-02T16:52:52Z</meta:creation-date>
    <dc:date>2020-06-02T21:14:29Z</dc:date>
    <meta:editing-cycles>1</meta:editing-cycles>
    <meta:editing-duration>PT0S</meta:editing-duration>
  </office:meta>
</office:document-meta>
</file>